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1" style:family="table-cell" style:parent-style-name="Default" style:data-style-name="N65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ickness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time assigne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in/mm</text:p>
          </table:table-cell>
        </table:table-row>
        <table:table-row table:style-name="ro1">
          <table:table-cell office:value-type="string" calcext:value-type="string">
            <text:p>19/32</text:p>
          </table:table-cell>
          <table:table-cell table:style-name="ce2" table:formula="of:=19/32*25.4" office:value-type="float" office:value="15.08125" calcext:value-type="float">
            <text:p>15.08</text:p>
          </table:table-cell>
          <table:table-cell office:value-type="float" office:value="15" calcext:value-type="float">
            <text:p>15</text:p>
          </table:table-cell>
          <table:table-cell table:style-name="ce2" table:formula="of:=[.C3]/[.B3]" office:value-type="float" office:value="0.994612515540821" calcext:value-type="float">
            <text:p>0.99</text:p>
          </table:table-cell>
        </table:table-row>
        <table:table-row table:style-name="ro1">
          <table:table-cell office:value-type="string" calcext:value-type="string">
            <text:p>3/4</text:p>
          </table:table-cell>
          <table:table-cell table:style-name="ce2" table:formula="of:=3/4*25.4" office:value-type="float" office:value="19.05" calcext:value-type="float">
            <text:p>19.05</text:p>
          </table:table-cell>
          <table:table-cell table:style-name="ce2" table:formula="of:=[.B4]/[.$D$3]" office:value-type="float" office:value="19.1531875" calcext:value-type="float">
            <text:p>19.15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table:formula="of:=1*25.4" office:value-type="float" office:value="25.4" calcext:value-type="float">
            <text:p>25.4</text:p>
          </table:table-cell>
          <table:table-cell table:style-name="ce2" table:formula="of:=[.B5]/[.$D$3]" office:value-type="float" office:value="25.5375833333333" calcext:value-type="float">
            <text:p>25.54</text:p>
          </table:table-cell>
          <table:table-cell/>
        </table:table-row>
        <table:table-row table:style-name="ro1">
          <table:table-cell table:style-name="ce1" office:value-type="string" calcext:value-type="string">
            <text:p>1 1/8</text:p>
          </table:table-cell>
          <table:table-cell table:style-name="ce2" table:formula="of:=1.125*25.4" office:value-type="float" office:value="28.575" calcext:value-type="float">
            <text:p>28.58</text:p>
          </table:table-cell>
          <table:table-cell table:style-name="ce2" table:formula="of:=[.B6]/[.$D$3]" office:value-type="float" office:value="28.72978125" calcext:value-type="float">
            <text:p>28.73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[.B6]+[.B3]" office:value-type="float" office:value="43.65625" calcext:value-type="float">
            <text:p>43.65625</text:p>
          </table:table-cell>
          <table:table-cell/>
          <table:table-cell table:formula="of:=[.B9]/25.4" office:value-type="float" office:value="1.71875" calcext:value-type="float">
            <text:p>1.7187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 3*[.B3]" office:value-type="float" office:value="45.24375" calcext:value-type="float">
            <text:p>45.24375</text:p>
          </table:table-cell>
          <table:table-cell/>
          <table:table-cell table:formula="of:=[.B11]/25.4" office:value-type="float" office:value="1.78125" calcext:value-type="float">
            <text:p>1.78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11:39:17.074880314</meta:creation-date>
    <dc:date>2020-02-13T11:59:45.299066127</dc:date>
    <meta:editing-duration>PT10M19S</meta:editing-duration>
    <meta:editing-cycles>2</meta:editing-cycles>
    <meta:generator>LibreOffice/6.0.7.3$Linux_X86_64 LibreOffice_project/00m0$Build-3</meta:generator>
    <meta:document-statistic meta:table-count="1" meta:cell-count="23" meta:object-count="0"/>
  </office:meta>
</office:document-meta>
</file>